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dfc" officeooo:paragraph-rsid="001abdfc"/>
    </style:style>
    <style:style style:name="P2" style:family="paragraph" style:parent-style-name="Standard">
      <style:text-properties officeooo:rsid="001ae558" officeooo:paragraph-rsid="001ae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getbootstrap.com/" text:style-name="Internet_20_link" text:visited-style-name="Visited_20_Internet_20_Link">https://getbootstrap.com/</text:a></text:p>
      <text:p text:style-name="Standard"><text:a xlink:type="simple" xlink:href="https://getbootstrap.com/docs/5.0/getting-started/introduction/" text:style-name="Internet_20_link" text:visited-style-name="Visited_20_Internet_20_Link">https://getbootstrap.com/docs/5.0/getting-started/introduction/</text:a></text:p>
      <text:p text:style-name="Standard"/>
      <text:p text:style-name="P2">Serve para mudar o estilo do texto mais facilmente com classes lindas. Procura o nome das classes a utilizar na documentação e vai colocando classes.</text:p>
      <text:p text:style-name="P1"><text:line-break/>Pesquisa a documentação em search no campo superior direito. Tem CSS e Javascript.</text:p>
      <text:p text:style-name="P1">Ex: Modals.(vide aula 6.2).</text:p>
      <text:p text:style-name="P1"/>
      <text:p text:style-name="P1">Para instalar: Baixa unzipa e poe na pasta ou usa o URL para linkar com href. NOTA: Quando se usa link não precisa ficar atualizan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8:00:30.375687823</meta:creation-date>
    <meta:generator>LibreOffice/6.4.7.2$Linux_X86_64 LibreOffice_project/40$Build-2</meta:generator>
    <dc:date>2021-06-10T18:07:22.179870994</dc:date>
    <meta:editing-duration>PT2M42S</meta:editing-duration>
    <meta:editing-cycles>2</meta:editing-cycles>
    <meta:document-statistic meta:table-count="0" meta:image-count="0" meta:object-count="0" meta:page-count="1" meta:paragraph-count="6" meta:word-count="69" meta:character-count="480" meta:non-whitespace-character-count="416"/>
  </office:meta>
</office:document-meta>
</file>